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112cm" fo:min-width="0.354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fill-color="#0000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fill-color="#ff00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fill="solid" draw:fill-color="#00ff00" draw:textarea-horizontal-align="center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svg:stroke-width="0.0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fill="solid" draw:fill-color="#ffff00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fill="solid" draw:fill-color="#00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fill="solid" draw:fill-color="#ff00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fill="solid" draw:fill-color="#0000ff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1cm" draw:marker-start-width="0.14cm" draw:marker-end-width="0.14cm" draw:textarea-horizontal-align="center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text-align="center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20pt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2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frame draw:style-name="gr1" draw:text-style-name="P2" draw:layer="layout" svg:width="1.378cm" svg:height="0.695cm" draw:transform="rotate (0.7853981633973) translate (2.19cm 1.997cm)">
            <draw:text-box>
              <text:p text:style-name="P1"><text:span text:style-name="T1">white</text:span></text:p>
            </draw:text-box>
          </draw:frame>
          <draw:frame draw:style-name="gr1" draw:text-style-name="P2" draw:layer="layout" svg:width="1.534cm" svg:height="0.695cm" draw:transform="rotate (0.7853981633973) translate (3.07cm 1.997cm)">
            <draw:text-box>
              <text:p text:style-name="P1"><text:span text:style-name="T1">yellow</text:span></text:p>
            </draw:text-box>
          </draw:frame>
          <draw:frame draw:style-name="gr1" draw:text-style-name="P2" draw:layer="layout" svg:width="1.301cm" svg:height="0.695cm" draw:transform="rotate (0.7853981633973) translate (4.179cm 1.997cm)">
            <draw:text-box>
              <text:p text:style-name="P1"><text:span text:style-name="T1">cyan</text:span></text:p>
            </draw:text-box>
          </draw:frame>
          <draw:frame draw:style-name="gr1" draw:text-style-name="P2" draw:layer="layout" svg:width="1.458cm" svg:height="0.695cm" draw:transform="rotate (0.7853981633973) translate (5.214cm 1.997cm)">
            <draw:text-box>
              <text:p text:style-name="P1"><text:span text:style-name="T1">green</text:span></text:p>
            </draw:text-box>
          </draw:frame>
          <draw:frame draw:style-name="gr1" draw:text-style-name="P2" draw:layer="layout" svg:width="1.064cm" svg:height="0.695cm" draw:transform="rotate (0.7853981633973) translate (7.214cm 1.997cm)">
            <draw:text-box>
              <text:p text:style-name="P1"><text:span text:style-name="T1">red</text:span></text:p>
            </draw:text-box>
          </draw:frame>
          <draw:frame draw:style-name="gr1" draw:text-style-name="P2" draw:layer="layout" svg:width="1.928cm" svg:height="0.695cm" draw:transform="rotate (0.7853981633973) translate (6.214cm 1.997cm)">
            <draw:text-box>
              <text:p text:style-name="P1"><text:span text:style-name="T1">magenta</text:span></text:p>
            </draw:text-box>
          </draw:frame>
          <draw:frame draw:style-name="gr2" draw:text-style-name="P3" draw:layer="layout" svg:width="1.526cm" svg:height="0.695cm" draw:transform="rotate (0.7853981633973) translate (8.144cm 1.997cm)">
            <draw:text-box>
              <text:p text:style-name="P1"><text:span text:style-name="T1">blue</text:span></text:p>
            </draw:text-box>
          </draw:frame>
          <draw:frame draw:style-name="gr1" draw:text-style-name="P2" draw:layer="layout" svg:width="1.378cm" svg:height="0.695cm" draw:transform="rotate (0.7853981633973) translate (9.244cm 1.997cm)">
            <draw:text-box>
              <text:p text:style-name="P1"><text:span text:style-name="T1">black</text:span></text:p>
            </draw:text-box>
          </draw:frame>
        </draw:g>
        <draw:g>
          <draw:rect draw:style-name="gr3" draw:text-style-name="P4" draw:layer="layout" svg:width="1cm" svg:height="2cm" svg:x="2.25cm" svg:y="9.247cm">
            <text:p/>
          </draw:rect>
          <draw:rect draw:style-name="gr3" draw:text-style-name="P4" draw:layer="layout" svg:width="1cm" svg:height="2cm" svg:x="4.25cm" svg:y="9.247cm">
            <text:p/>
          </draw:rect>
          <draw:rect draw:style-name="gr3" draw:text-style-name="P4" draw:layer="layout" svg:width="1cm" svg:height="2cm" svg:x="6.25cm" svg:y="9.247cm">
            <text:p/>
          </draw:rect>
          <draw:rect draw:style-name="gr3" draw:text-style-name="P4" draw:layer="layout" svg:width="1cm" svg:height="2cm" svg:x="8.25cm" svg:y="9.247cm">
            <text:p/>
          </draw:rect>
          <draw:rect draw:style-name="gr4" draw:text-style-name="P4" draw:layer="layout" svg:width="2cm" svg:height="2cm" svg:x="2.25cm" svg:y="3.747cm">
            <text:p/>
          </draw:rect>
          <draw:rect draw:style-name="gr4" draw:text-style-name="P4" draw:layer="layout" svg:width="2cm" svg:height="2cm" svg:x="6.25cm" svg:y="3.747cm">
            <text:p/>
          </draw:rect>
          <draw:rect draw:style-name="gr5" draw:text-style-name="P4" draw:layer="layout" svg:width="4cm" svg:height="2cm" svg:x="2.25cm" svg:y="6.497cm">
            <text:p/>
          </draw:rect>
          <draw:g>
            <draw:rect draw:style-name="gr6" draw:text-style-name="P5" draw:layer="layout" svg:width="1cm" svg:height="1cm" svg:x="2.25cm" svg:y="2.247cm">
              <text:p/>
            </draw:rect>
            <draw:rect draw:style-name="gr7" draw:text-style-name="P5" draw:layer="layout" svg:width="1cm" svg:height="1cm" svg:x="3.25cm" svg:y="2.247cm">
              <text:p/>
            </draw:rect>
            <draw:rect draw:style-name="gr8" draw:text-style-name="P5" draw:layer="layout" svg:width="1cm" svg:height="1cm" svg:x="4.25cm" svg:y="2.247cm">
              <text:p/>
            </draw:rect>
            <draw:rect draw:style-name="gr9" draw:text-style-name="P5" draw:layer="layout" svg:width="1cm" svg:height="1cm" svg:x="5.25cm" svg:y="2.247cm">
              <text:p/>
            </draw:rect>
            <draw:rect draw:style-name="gr10" draw:text-style-name="P5" draw:layer="layout" svg:width="1cm" svg:height="1cm" svg:x="6.25cm" svg:y="2.247cm">
              <text:p/>
            </draw:rect>
            <draw:rect draw:style-name="gr11" draw:text-style-name="P5" draw:layer="layout" svg:width="1cm" svg:height="1cm" svg:x="7.25cm" svg:y="2.247cm">
              <text:p/>
            </draw:rect>
            <draw:rect draw:style-name="gr12" draw:text-style-name="P5" draw:layer="layout" svg:width="1cm" svg:height="1cm" svg:x="8.25cm" svg:y="2.247cm">
              <text:p/>
            </draw:rect>
            <draw:rect draw:style-name="gr13" draw:text-style-name="P5" draw:layer="layout" svg:width="1cm" svg:height="1cm" svg:x="9.25cm" svg:y="2.247cm">
              <text:p/>
            </draw:rect>
          </draw:g>
          <draw:line draw:style-name="gr14" draw:text-style-name="P6" draw:layer="layout" svg:x1="2.25cm" svg:y1="3.247cm" svg:x2="2.25cm" svg:y2="11.247cm">
            <text:p/>
          </draw:line>
          <draw:line draw:style-name="gr14" draw:text-style-name="P6" draw:layer="layout" svg:x1="3.25cm" svg:y1="3.247cm" svg:x2="3.25cm" svg:y2="11.247cm">
            <text:p/>
          </draw:line>
          <draw:line draw:style-name="gr14" draw:text-style-name="P6" draw:layer="layout" svg:x1="4.25cm" svg:y1="3.247cm" svg:x2="4.25cm" svg:y2="11.247cm">
            <text:p/>
          </draw:line>
          <draw:line draw:style-name="gr14" draw:text-style-name="P6" draw:layer="layout" svg:x1="5.25cm" svg:y1="3.247cm" svg:x2="5.25cm" svg:y2="11.247cm">
            <text:p/>
          </draw:line>
          <draw:line draw:style-name="gr14" draw:text-style-name="P6" draw:layer="layout" svg:x1="6.25cm" svg:y1="3.247cm" svg:x2="6.25cm" svg:y2="11.247cm">
            <text:p/>
          </draw:line>
          <draw:line draw:style-name="gr14" draw:text-style-name="P6" draw:layer="layout" svg:x1="7.25cm" svg:y1="3.247cm" svg:x2="7.25cm" svg:y2="11.247cm">
            <text:p/>
          </draw:line>
          <draw:line draw:style-name="gr14" draw:text-style-name="P6" draw:layer="layout" svg:x1="8.25cm" svg:y1="3.247cm" svg:x2="8.25cm" svg:y2="11.247cm">
            <text:p/>
          </draw:line>
          <draw:line draw:style-name="gr14" draw:text-style-name="P6" draw:layer="layout" svg:x1="9.25cm" svg:y1="3.247cm" svg:x2="9.25cm" svg:y2="11.247cm">
            <text:p/>
          </draw:line>
          <draw:line draw:style-name="gr14" draw:text-style-name="P6" draw:layer="layout" svg:x1="10.25cm" svg:y1="3.247cm" svg:x2="10.25cm" svg:y2="11.247cm">
            <text:p/>
          </draw:line>
          <draw:frame draw:style-name="gr15" draw:text-style-name="P7" draw:layer="layout" svg:width="1.014cm" svg:height="1.038cm" svg:x="1.003cm" svg:y="4.247cm">
            <draw:text-box>
              <text:p text:style-name="P1"><text:span text:style-name="T2">R</text:span></text:p>
            </draw:text-box>
          </draw:frame>
          <draw:frame draw:style-name="gr15" draw:text-style-name="P7" draw:layer="layout" svg:width="1.048cm" svg:height="1.038cm" svg:x="0.982cm" svg:y="6.976cm">
            <draw:text-box>
              <text:p text:style-name="P1"><text:span text:style-name="T2">G</text:span></text:p>
            </draw:text-box>
          </draw:frame>
          <draw:frame draw:style-name="gr15" draw:text-style-name="P7" draw:layer="layout" svg:width="0.976cm" svg:height="1.038cm" svg:x="1.022cm" svg:y="9.757cm">
            <draw:text-box>
              <text:p text:style-name="P1"><text:span text:style-name="T2">B</text:span></text:p>
            </draw:text-box>
          </draw:frame>
          <draw:g>
            <draw:line draw:style-name="gr16" draw:text-style-name="P6" draw:layer="layout" svg:x1="2cm" svg:y1="5.741cm" svg:x2="10.25cm" svg:y2="5.741cm">
              <text:p/>
            </draw:line>
            <draw:line draw:style-name="gr16" draw:text-style-name="P6" draw:layer="layout" svg:x1="2cm" svg:y1="3.741cm" svg:x2="2cm" svg:y2="5.741cm">
              <text:p/>
            </draw:line>
            <draw:frame draw:style-name="gr15" draw:text-style-name="P8" draw:layer="layout" svg:width="1.086cm" svg:height="0.725cm" svg:x="1.031cm" svg:y="3.394cm">
              <draw:text-box>
                <text:p text:style-name="P1"><text:span text:style-name="T3">2,3</text:span></text:p>
              </draw:text-box>
            </draw:frame>
            <draw:frame draw:style-name="gr15" draw:text-style-name="P8" draw:layer="layout" svg:width="1.086cm" svg:height="0.725cm" svg:x="1cm" svg:y="5.399cm">
              <draw:text-box>
                <text:p text:style-name="P1"><text:span text:style-name="T3">1,5</text:span></text:p>
              </draw:text-box>
            </draw:frame>
            <draw:line draw:style-name="gr17" draw:text-style-name="P4" draw:layer="layout" svg:x1="1.976cm" svg:y1="3.767cm" svg:x2="1.884cm" svg:y2="3.767cm">
              <text:p/>
            </draw:line>
            <draw:line draw:style-name="gr17" draw:text-style-name="P4" draw:layer="layout" svg:x1="2.003cm" svg:y1="5.765cm" svg:x2="1.878cm" svg:y2="5.765cm">
              <text:p/>
            </draw:line>
          </draw:g>
          <draw:g>
            <draw:line draw:style-name="gr16" draw:text-style-name="P6" draw:layer="layout" svg:x1="2.015cm" svg:y1="8.491cm" svg:x2="10.265cm" svg:y2="8.491cm">
              <text:p/>
            </draw:line>
            <draw:line draw:style-name="gr16" draw:text-style-name="P6" draw:layer="layout" svg:x1="2.015cm" svg:y1="6.491cm" svg:x2="2.015cm" svg:y2="8.491cm">
              <text:p/>
            </draw:line>
            <draw:frame draw:style-name="gr15" draw:text-style-name="P8" draw:layer="layout" svg:width="1.086cm" svg:height="0.725cm" svg:x="1.046cm" svg:y="6.144cm">
              <draw:text-box>
                <text:p text:style-name="P1"><text:span text:style-name="T3">2,3</text:span></text:p>
              </draw:text-box>
            </draw:frame>
            <draw:frame draw:style-name="gr15" draw:text-style-name="P8" draw:layer="layout" svg:width="1.086cm" svg:height="0.725cm" svg:x="1.015cm" svg:y="8.149cm">
              <draw:text-box>
                <text:p text:style-name="P1"><text:span text:style-name="T3">1,5</text:span></text:p>
              </draw:text-box>
            </draw:frame>
            <draw:line draw:style-name="gr17" draw:text-style-name="P4" draw:layer="layout" svg:x1="1.991cm" svg:y1="6.517cm" svg:x2="1.899cm" svg:y2="6.517cm">
              <text:p/>
            </draw:line>
            <draw:line draw:style-name="gr17" draw:text-style-name="P4" draw:layer="layout" svg:x1="2.018cm" svg:y1="8.515cm" svg:x2="1.893cm" svg:y2="8.515cm">
              <text:p/>
            </draw:line>
          </draw:g>
          <draw:g>
            <draw:line draw:style-name="gr16" draw:text-style-name="P6" draw:layer="layout" svg:x1="2cm" svg:y1="11.246cm" svg:x2="10.25cm" svg:y2="11.246cm">
              <text:p/>
            </draw:line>
            <draw:line draw:style-name="gr16" draw:text-style-name="P6" draw:layer="layout" svg:x1="2cm" svg:y1="9.246cm" svg:x2="2cm" svg:y2="11.246cm">
              <text:p/>
            </draw:line>
            <draw:frame draw:style-name="gr15" draw:text-style-name="P8" draw:layer="layout" svg:width="1.086cm" svg:height="0.725cm" svg:x="1.031cm" svg:y="8.899cm">
              <draw:text-box>
                <text:p text:style-name="P1"><text:span text:style-name="T3">2,3</text:span></text:p>
              </draw:text-box>
            </draw:frame>
            <draw:frame draw:style-name="gr15" draw:text-style-name="P8" draw:layer="layout" svg:width="1.086cm" svg:height="0.725cm" svg:x="1cm" svg:y="10.904cm">
              <draw:text-box>
                <text:p text:style-name="P1"><text:span text:style-name="T3">1,5</text:span></text:p>
              </draw:text-box>
            </draw:frame>
            <draw:line draw:style-name="gr17" draw:text-style-name="P4" draw:layer="layout" svg:x1="1.976cm" svg:y1="9.272cm" svg:x2="1.884cm" svg:y2="9.272cm">
              <text:p/>
            </draw:line>
            <draw:line draw:style-name="gr17" draw:text-style-name="P4" draw:layer="layout" svg:x1="2.003cm" svg:y1="11.27cm" svg:x2="1.878cm" svg:y2="11.27cm">
              <text:p/>
            </draw:line>
          </draw:g>
          <draw:frame draw:style-name="gr1" draw:text-style-name="P8" draw:layer="layout" svg:width="1.759cm" svg:height="0.775cm" draw:transform="rotate (1.5707963267946) translate (0.218cm 7.334cm)">
            <draw:text-box>
              <text:p text:style-name="P1"><text:span text:style-name="T3">f [kHz]</text:span></text:p>
            </draw:text-box>
          </draw:frame>
          <draw:line draw:style-name="gr18" draw:text-style-name="P9" draw:layer="layout" svg:x1="0.605cm" svg:y1="9.254cm" svg:x2="0.605cm" svg:y2="7.4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4-02T15:50:39</meta:creation-date>
    <dc:date>2011-02-01T20:09:21</dc:date>
    <dc:language>cs-CZ</dc:language>
    <meta:editing-cycles>5</meta:editing-cycles>
    <meta:editing-duration>PT37M43S</meta:editing-duration>
    <dc:creator>BruXy 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